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650953" fo:language="en" fo:country="US" fo:font-weight="bold" officeooo:rsid="001c9120" officeooo:paragraph-rsid="001c9120" style:font-weight-asian="bold" style:font-weight-complex="bold"/>
    </style:style>
    <style:style style:name="P3" style:family="paragraph" style:parent-style-name="Standard">
      <style:text-properties fo:color="#468a1a" fo:font-weight="bold" style:font-weight-asian="bold" style:font-weight-complex="bold"/>
    </style:style>
    <style:style style:name="P4" style:family="paragraph" style:parent-style-name="Standard">
      <style:text-properties fo:color="#813709" fo:language="en" fo:country="US" fo:font-weight="bold" officeooo:rsid="001c9120" officeooo:paragraph-rsid="001c9120" style:font-weight-asian="bold" style:font-weight-complex="bold"/>
    </style:style>
    <style:style style:name="P5" style:family="paragraph" style:parent-style-name="Standard">
      <style:text-properties fo:color="#ff5429" fo:language="en" fo:country="US" fo:font-weight="bold" officeooo:rsid="001c9120" officeooo:paragraph-rsid="001c9120" style:font-weight-asian="bold" style:font-weight-complex="bold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color="#c9211e"/>
    </style:style>
    <style:style style:name="T2" style:family="text">
      <style:text-properties fo:color="#00a933"/>
    </style:style>
    <style:style style:name="T3" style:family="text">
      <style:text-properties fo:color="#158466"/>
    </style:style>
    <style:style style:name="T4" style:family="text">
      <style:text-properties fo:color="#127622"/>
    </style:style>
    <style:style style:name="T5" style:family="text">
      <style:text-properties fo:color="#355269"/>
    </style:style>
    <style:style style:name="T6" style:family="text">
      <style:text-properties fo:color="#3465a4"/>
    </style:style>
    <style:style style:name="T7" style:family="text">
      <style:text-properties fo:color="#5983b0"/>
    </style:style>
    <style:style style:name="T8" style:family="text">
      <style:text-properties fo:color="#6b5e9b"/>
    </style:style>
    <style:style style:name="T9" style:family="text">
      <style:text-properties fo:color="#729fcf"/>
    </style:style>
    <style:style style:name="T10" style:family="text">
      <style:text-properties fo:color="#0084d1"/>
    </style:style>
    <style:style style:name="T11" style:family="text">
      <style:text-properties fo:color="#468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X5.</text:span><text:span text:style-name="T11">Z2.</text:span></text:p>
      <text:p text:style-name="P6"><text:span text:style-name="T1">X0.</text:span><text:span text:style-name="T10">Y6.</text:span></text:p>
      <text:p text:style-name="P3">Z112.3</text:p>
      <text:p text:style-name="P1"><text:span text:style-name="T10">Y2.</text:span><text:span text:style-name="T1">X0.</text:span></text:p>
      <text:p text:style-name="P1"><text:span text:style-name="T1"/></text:p>
      <text:p text:style-name="P5">C2.0</text:p>
      <text:p text:style-name="P2">A1.0</text:p>
      <text:p text:style-name="P4">B6.5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1:03:13.358000000</meta:creation-date>
    <dc:date>2021-06-05T11:11:15.966000000</dc:date>
    <meta:editing-duration>PT8M3S</meta:editing-duration>
    <meta:editing-cycles>1</meta:editing-cycles>
    <meta:document-statistic meta:table-count="0" meta:image-count="0" meta:object-count="0" meta:page-count="1" meta:paragraph-count="7" meta:word-count="7" meta:character-count="36" meta:non-whitespace-character-count="36"/>
    <meta:generator>LibreOffice/6.4.5.2$Windows_x86 LibreOffice_project/a726b36747cf2001e06b58ad5db1aa3a9a1872d6</meta:generator>
  </office:meta>
</office:document-meta>
</file>